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25-06-24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25-03-05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24-12-16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24-09-12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24-04-17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23-10-2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23-07-20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23-04-12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23-01-04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22-10-31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22-08-09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22-06-09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22-01-19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21-11-10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21-08-16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21-03-26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20-12-1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20-02-0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9-11-07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9-07-16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9-04-11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8-11-1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8-08-28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8-04-17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8-02-1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7-11-03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7-06-1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6-10-25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6-08-1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6-05-19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6-03-02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5-10-27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5-07-21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5-04-2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5-02-10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4-10-21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4-07-15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4-04-22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4-02-11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3-11-19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3-07-23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3-06-0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3-04-1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3-01-09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2-10-16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2-07-11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2-04-03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2-01-26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1-10-04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1-07-20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1-04-19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1-01-27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0-10-26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0-07-21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0-04-13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10-01-13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9-10-2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9-07-22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9-04-14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9-02-05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8-10-22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8-07-15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8-06-1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8-04-16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8-01-2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7-10-02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7-08-29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7-06-14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7-04-18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6-12-04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6-09-1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6-05-10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6-02-0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5-11-0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5-07-20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5-05-1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5-01-28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4-11-05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4-08-05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4-04-30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4-02-13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3-10-23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3-07-25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3-04-30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3-01-28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2-10-1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2-07-23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2-04-2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2-01-18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1-10-24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1-07-27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1-01-1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0-10-1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0-08-02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0-06-13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2000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9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8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7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7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6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4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4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3-08-1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9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6</text:p>
          </table:table-cell>
          <table:table-cell office:value-type="string" calcext:value-type="string">
            <text:p>58A 81 SOW 180E</text:p>
          </table:table-cell>
          <table:table-cell office:value-type="string" calcext:value-type="string">
            <text:p>198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68" meta:object-count="0"/>
    <meta:user-defined meta:name="AppVersion">3.0</meta:user-defined>
  </office:meta>
</office:document-meta>
</file>